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Coding Section only</text:p>
      <text:p text:style-name="P1"/>
      <text:p text:style-name="P1"><text:s text:c="4"/>Let us divide the interview process into 2 parts:</text:p>
      <text:p text:style-name="P1"><text:s text:c="8"/>part 1: online round</text:p>
      <text:p text:style-name="P1"><text:s text:c="8"/>part 2: interview rounds</text:p>
      <text:p text:style-name="P1"/>
      <text:p text:style-name="P1"><text:s text:c="8"/>For part 1: you have to participate in contests</text:p>
      <text:p text:style-name="P1"><text:s text:c="8"/>Leetcode weekly and biweekly, Codeforces div 2 and div 3 --&gt; Must for those who want 25LPA+ CTC, upsolving the problems</text:p>
      <text:p text:style-name="P1"><text:s text:c="8"/>which you couldn't solve during contests, solve atleast 3 quality problems (slightly above your level) on any platform daily.</text:p>
      <text:p text:style-name="P1"/>
      <text:p text:style-name="P1"><text:s text:c="8"/>For part 2: GeeksforGeeks "Must Do"</text:p>
      <text:p text:style-name="P1"/>
      <text:p text:style-name="P1"><text:s text:c="8"/>For practice: Leetcode (pick most liked problems from every topic) and explain it to yourself.</text:p>
      <text:p text:style-name="P1"><text:s text:c="8"/>Those having communication problems, should take two problems and solve them by explaining it (do it from now). you intially start with easy problems</text:p>
      <text:p text:style-name="P1"><text:s text:c="8"/>which you can easily solve.</text:p>
      <text:p text:style-name="P1"/>
      <text:p text:style-name="P1"><text:s text:c="8"/>Those who have done plenty of coding in BTech Can try CSES</text:p>
      <text:p text:style-name="P1"><text:s text:c="8"/>30% problems of every section are concept-oriented, remaining 70% are based on advanced algorithms(u can try if u want)</text:p>
      <text:p text:style-name="P1"/>
      <text:p text:style-name="P1"/>
      <text:p text:style-name="P1"><text:s text:c="8"/>Strategy:</text:p>
      <text:p text:style-name="P1"><text:s text:c="8"/>https://www.youtube.com/watch?v=_4sjJH24GTA&amp;t=283s</text:p>
      <text:p text:style-name="P1"/>
      <text:p text:style-name="P1"><text:s text:c="8"/>Channel:</text:p>
      <text:p text:style-name="P1"><text:s text:c="8"/>https://www.youtube.com/c/Errichto</text:p>
      <text:p text:style-name="P1"><text:s text:c="8"/>https://www.youtube.com/user/MrHulasingh25</text:p>
      <text:p text:style-name="P1"><text:s text:c="8"/>https://www.youtube.com/channel/UCGS5ZzcSAymQbWZvNoKOFhQ</text:p>
      <text:p text:style-name="P1"/>
      <text:p text:style-name="P1"><text:s text:c="8"/>Learn how the above people are approaching the problems</text:p>
      <text:p text:style-name="P1"/>
      <text:p text:style-name="P1"><text:s text:c="8"/>practice specific topics (dp, trees, graphs)</text:p>
      <text:p text:style-name="P1"/>
      <text:p text:style-name="P1"><text:s text:c="8"/>https://chuka231.blogspot.com/2021/01/leetcode-all-dynamic-programming.html ---&gt; dp</text:p>
      <text:p text:style-name="P1"><text:s text:c="8"/>https://cses.fi/problemset/ --&gt; range query data structures, trees, graphs</text:p>
      <text:p text:style-name="P1"><text:s text:c="8"/>https://github.com/ShahjalalShohag/code-library (everything you want)</text:p>
      <text:p text:style-name="P1"><text:s text:c="8"/>https://atcoder-tags.herokuapp.com/ (atcoder tags search)</text:p>
      <text:p text:style-name="P1"/>
      <text:p text:style-name="P1"/>
      <text:p text:style-name="P1"><text:soft-page-break/><text:s text:c="8"/>Those who are not planning to do internship, must have at-least one development related project on some recent tech s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09:34:41.780041439</meta:creation-date>
    <dc:date>2021-11-14T09:35:14.651887272</dc:date>
    <meta:editing-duration>PT36S</meta:editing-duration>
    <meta:editing-cycles>1</meta:editing-cycles>
    <meta:document-statistic meta:table-count="0" meta:image-count="0" meta:object-count="0" meta:page-count="2" meta:paragraph-count="26" meta:word-count="214" meta:character-count="1787" meta:non-whitespace-character-count="1406"/>
    <meta:generator>LibreOffice/6.0.7.3$Linux_X86_64 LibreOffice_project/00m0$Build-3</meta:generator>
  </office:meta>
</office:document-meta>
</file>